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77b3" officeooo:paragraph-rsid="001077b3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2pt" fo:font-weight="normal" officeooo:rsid="001077b3" officeooo:paragraph-rsid="001077b3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10aaff" officeooo:paragraph-rsid="0010aaff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1119e6" officeooo:paragraph-rsid="001119e6" style:font-size-asian="10.5pt" style:font-weight-asian="normal" style:font-size-complex="12pt" style:font-weight-complex="normal"/>
    </style:style>
    <style:style style:name="T1" style:family="text">
      <style:text-properties officeooo:rsid="0010aa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CC Forum Trending Keyword</text:p>
      <text:p text:style-name="P1"/>
      <text:list xml:id="list7370606082812311813" text:style-name="L1">
        <text:list-item>
          <text:p text:style-name="P2">Goals</text:p>
          <text:list>
            <text:list-item>
              <text:p text:style-name="P2">Interface with FCC forums to pull titles and new posts</text:p>
            </text:list-item>
            <text:list-item>
              <text:p text:style-name="P2">Analyze new posts and new replies for keywords (singleton &amp; pairs)</text:p>
            </text:list-item>
            <text:list-item>
              <text:p text:style-name="P2">Create a trending list (top 10 or 20?) for the day and the week</text:p>
            </text:list-item>
            <text:list-item>
              <text:p text:style-name="P2">Phase 1 - <text:span text:style-name="T1">intermediate</text:span></text:p>
              <text:list>
                <text:list-item>
                  <text:p text:style-name="P2">Only analyze “new” topics to get trending keywords</text:p>
                </text:list-item>
              </text:list>
            </text:list-item>
            <text:list-item>
              <text:p text:style-name="P2">Phase 2 - <text:span text:style-name="T1">difficult</text:span></text:p>
              <text:list>
                <text:list-item>
                  <text:p text:style-name="P2">Use “new” and “latest” to get overall trending keywords</text:p>
                </text:list-item>
              </text:list>
            </text:list-item>
          </text:list>
        </text:list-item>
        <text:list-item>
          <text:p text:style-name="P2">Methods</text:p>
          <text:list>
            <text:list-item>
              <text:p text:style-name="P2">Phase 1</text:p>
              <text:list>
                <text:list-item>
                  <text:p text:style-name="P2">Pull data from new.json</text:p>
                </text:list-item>
                <text:list-item>
                  <text:p text:style-name="P2">Compare keys <text:span text:style-name="T1">in new to the already existing database</text:span></text:p>
                  <text:list>
                    <text:list-item>
                      <text:p text:style-name="P3">if key is not present in database, break it into singleton and pairs arrays</text:p>
                    </text:list-item>
                    <text:list-item>
                      <text:p text:style-name="P3">also add timestamp to keep track of different trending timelines</text:p>
                    </text:list-item>
                  </text:list>
                </text:list-item>
                <text:list-item>
                  <text:p text:style-name="P3">Sum all the singleton and pair terms in a trending array</text:p>
                </text:list-item>
                <text:list-item>
                  <text:p text:style-name="P3">Data structure</text:p>
                  <text:list>
                    <text:list-item>
                      <text:p text:style-name="P3">[{ id: Number, created: Date, singletons: Array, pairs: Array }]</text:p>
                    </text:list-item>
                  </text:list>
                </text:list-item>
                <text:list-item>
                  <text:p text:style-name="P3">NOTE: articles and possessive nouns should be ignored</text:p>
                </text:list-item>
                <text:list-item>
                  <text:p text:style-name="P4">OPTIONAL: create a rolling list week and all so as not to reanalyze every api call</text:p>
                </text:list-item>
              </text:list>
            </text:list-item>
            <text:list-item>
              <text:p text:style-name="P3">Phase 2 – TBD</text:p>
            </text:list-item>
          </text:list>
        </text:list-item>
        <text:list-item>
          <text:p text:style-name="P3">Technologies</text:p>
          <text:list>
            <text:list-item>
              <text:p text:style-name="P3">MongoDB as the storage for all analyzed topics</text:p>
            </text:list-item>
            <text:list-item>
              <text:p text:style-name="P3">Node/Express to deliver fetch data and parse for endpoints</text:p>
              <text:list>
                <text:list-item>
                  <text:p text:style-name="P3">/api/trending/topics/today</text:p>
                </text:list-item>
                <text:list-item>
                  <text:p text:style-name="P3">/api/trending/topics/week</text:p>
                </text:list-item>
                <text:list-item>
                  <text:p text:style-name="P3">/api/trending/topics/al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1:38:58.363273006</meta:creation-date>
    <dc:date>2016-08-24T12:02:34.458085182</dc:date>
    <meta:editing-duration>PT2M25S</meta:editing-duration>
    <meta:editing-cycles>1</meta:editing-cycles>
    <meta:document-statistic meta:table-count="0" meta:image-count="0" meta:object-count="0" meta:page-count="1" meta:paragraph-count="27" meta:word-count="202" meta:character-count="1087" meta:non-whitespace-character-count="937"/>
    <meta:generator>LibreOffice/5.1.4.2$Linux_X86_64 LibreOffice_project/10m0$Build-2</meta:generator>
  </office:meta>
</office:document-meta>
</file>